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X using a deck containing at least Y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</table:table-row>
      </table:table>
      <table:named-expressions/>
      <table:database-ranges>
        <table:database-range table:name="__Anonymous_Sheet_DB__1" table:target-range-address="'New Achievements'.A1:'New Achievements'.A30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3:45:41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4T03:41:19.817000000</dc:date>
    <meta:editing-duration>P1DT3H32M44S</meta:editing-duration>
    <meta:editing-cycles>170</meta:editing-cycles>
    <meta:document-statistic meta:table-count="2" meta:cell-count="4617" meta:object-count="0"/>
  </office:meta>
</office:document-meta>
</file>